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officeooo:paragraph-rsid="0020b63b"/>
    </style:style>
    <style:style style:name="P4" style:family="paragraph" style:parent-style-name="Standard">
      <style:paragraph-properties fo:margin-left="0in" fo:margin-right="0in" fo:text-indent="0in" style:auto-text-indent="false"/>
      <style:text-properties officeooo:paragraph-rsid="0027d86e"/>
    </style:style>
    <style:style style:name="P5" style:family="paragraph" style:parent-style-name="Standard">
      <style:paragraph-properties fo:margin-left="0in" fo:margin-right="0in" fo:text-indent="0in" style:auto-text-indent="false"/>
      <style:text-properties officeooo:paragraph-rsid="002002f8"/>
    </style:style>
    <style:style style:name="P6" style:family="paragraph" style:parent-style-name="Standard">
      <style:paragraph-properties fo:margin-left="0in" fo:margin-right="0in" fo:text-indent="0in" style:auto-text-indent="false"/>
      <style:text-properties officeooo:paragraph-rsid="002226a5"/>
    </style:style>
    <style:style style:name="P7" style:family="paragraph" style:parent-style-name="Heading_20_3">
      <style:text-properties officeooo:paragraph-rsid="002226a5"/>
    </style:style>
    <style:style style:name="P8" style:family="paragraph" style:parent-style-name="Footnote">
      <style:text-properties fo:font-style="italic" officeooo:rsid="00270caf" officeooo:paragraph-rsid="00270caf" style:font-style-asian="italic" style:font-style-complex="italic"/>
    </style:style>
    <style:style style:name="P9" style:family="paragraph" style:parent-style-name="Standard">
      <style:text-properties officeooo:rsid="002002f8" officeooo:paragraph-rsid="002002f8"/>
    </style:style>
    <style:style style:name="P10" style:family="paragraph" style:parent-style-name="Standard">
      <style:paragraph-properties fo:margin-left="0in" fo:margin-right="0in" fo:line-height="135%" fo:text-indent="0in" style:auto-text-indent="false"/>
    </style:style>
    <style:style style:name="P11" style:family="paragraph" style:parent-style-name="Standard">
      <style:paragraph-properties fo:margin-left="0in" fo:margin-right="0in" fo:line-height="135%" fo:text-indent="0in" style:auto-text-indent="false"/>
      <style:text-properties officeooo:paragraph-rsid="0020b63b"/>
    </style:style>
    <style:style style:name="P12" style:family="paragraph" style:parent-style-name="Standard">
      <style:paragraph-properties fo:line-height="135%"/>
      <style:text-properties officeooo:paragraph-rsid="0020b63b"/>
    </style:style>
    <style:style style:name="P13" style:family="paragraph" style:parent-style-name="Standard">
      <style:text-properties officeooo:rsid="0023ebbf" officeooo:paragraph-rsid="0023ebbf"/>
    </style:style>
    <style:style style:name="P14" style:family="paragraph" style:parent-style-name="Standard">
      <style:text-properties fo:font-weight="normal" officeooo:rsid="00266e81" officeooo:paragraph-rsid="0023ebbf" style:font-weight-asian="normal" style:font-weight-complex="normal"/>
    </style:style>
    <style:style style:name="P15" style:family="paragraph" style:parent-style-name="Standard">
      <style:text-properties fo:font-weight="normal" officeooo:rsid="00266e81" officeooo:paragraph-rsid="00266e81" style:font-weight-asian="normal" style:font-weight-complex="normal"/>
    </style:style>
    <style:style style:name="P16" style:family="paragraph" style:parent-style-name="Standard">
      <style:text-properties fo:font-weight="bold" officeooo:rsid="0023ebbf" officeooo:paragraph-rsid="0023ebbf" style:font-weight-asian="bold" style:font-weight-complex="bold"/>
    </style:style>
    <style:style style:name="P17" style:family="paragraph" style:parent-style-name="Text_20_body">
      <style:text-properties officeooo:rsid="0023ebbf" officeooo:paragraph-rsid="0023ebbf"/>
    </style:style>
    <style:style style:name="T1" style:family="text">
      <style:text-properties officeooo:rsid="0020b63b"/>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officeooo:rsid="002226a5"/>
    </style:style>
    <style:style style:name="T5" style:family="text">
      <style:text-properties fo:font-size="18pt" fo:font-weight="bold" style:font-size-asian="18pt" style:font-size-complex="18pt"/>
    </style:style>
    <style:style style:name="T6" style:family="text">
      <style:text-properties fo:font-weight="bold"/>
    </style:style>
    <style:style style:name="T7" style:family="text">
      <style:text-properties fo:font-weight="bold" officeooo:rsid="001feaff"/>
    </style:style>
    <style:style style:name="T8" style:family="text">
      <style:text-properties officeooo:rsid="001feaff"/>
    </style:style>
    <style:style style:name="T9" style:family="text">
      <style:text-properties officeooo:rsid="00270caf"/>
    </style:style>
    <style:style style:name="T10" style:family="text">
      <style:text-properties fo:font-style="normal" style:font-style-asian="normal" style:font-style-complex="normal"/>
    </style:style>
    <style:style style:name="T11" style:family="text">
      <style:text-properties fo:font-style="italic" officeooo:rsid="00270caf" style:font-style-asian="italic" style:font-style-complex="italic"/>
    </style:style>
    <style:style style:name="T12" style:family="text">
      <style:text-properties fo:font-weight="bold" style:font-weight-asian="bold" style:font-weight-complex="bold"/>
    </style:style>
    <style:style style:name="T13" style:family="text">
      <style:text-properties fo:font-weight="normal" officeooo:rsid="00266e81" style:font-weight-asian="normal" style:font-weight-complex="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tracked-changes>
        <text:changed-region xml:id="ct764967616" text:id="ct764967616">
          <text:insertion>
            <office:change-info>
              <dc:creator>Olivier BIENZ</dc:creator>
              <dc:date>2026-02-18T10:36:03</dc:date>
            </office:change-info>
          </text:insertion>
        </text:changed-region>
        <text:changed-region xml:id="ct764967328" text:id="ct764967328">
          <text:insertion>
            <office:change-info>
              <dc:creator>Olivier BIENZ</dc:creator>
              <dc:date>2026-02-18T10:33:05</dc:date>
            </office:change-info>
          </text:insertion>
        </text:changed-region>
        <text:changed-region xml:id="ct765000048" text:id="ct765000048">
          <text:deletion>
            <office:change-info>
              <dc:creator>Olivier BIENZ</dc:creator>
              <dc:date>2026-02-18T10:33:10</dc:date>
            </office:change-info>
            <text:p text:style-name="P4">s</text:p>
          </text:deletion>
        </text:changed-region>
        <text:changed-region xml:id="ct764998896" text:id="ct764998896">
          <text:insertion>
            <office:change-info>
              <dc:creator>Olivier BIENZ</dc:creator>
              <dc:date>2026-02-18T10:33:28</dc:date>
            </office:change-info>
          </text:insertion>
        </text:changed-region>
        <text:changed-region xml:id="ct765660288" text:id="ct765660288">
          <text:insertion>
            <office:change-info>
              <dc:creator>Olivier BIENZ</dc:creator>
              <dc:date>2026-02-18T10:44:21</dc:date>
            </office:change-info>
          </text:insertion>
        </text:changed-region>
        <text:changed-region xml:id="ct765033216" text:id="ct765033216">
          <text:insertion>
            <office:change-info>
              <dc:creator>Olivier BIENZ</dc:creator>
              <dc:date>2026-02-18T10:45:58</dc:date>
            </office:change-info>
          </text:insertion>
        </text:changed-region>
        <text:changed-region xml:id="ct704260784" text:id="ct704260784">
          <text:deletion>
            <office:change-info>
              <dc:creator>Olivier BIENZ</dc:creator>
              <dc:date>2026-02-18T10:45:58</dc:date>
            </office:change-info>
            <text:h text:style-name="Heading_20_3" text:outline-level="3">s</text:h>
          </text:deletion>
        </text:changed-region>
        <text:changed-region xml:id="ct779414768" text:id="ct779414768">
          <text:insertion>
            <office:change-info>
              <dc:creator>Olivier BIENZ</dc:creator>
              <dc:date>2026-02-18T10:48: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magicdomid3">
        <text:h text:style-name="Heading_20_1" text:outline-level="1">E l’aria diventa più respirabile per tutti :<text:line-break/><text:span text:style-name="T1">Une télévision pirate pour le quartier.</text:span></text:h>
      </text:section>
      <text:section text:style-name="Sect1" text:name="magicdomid4">
        <text:p text:style-name="P2">Le 4 mars 2022, dos arc-bouté dans nos doudounes et narines pleines d'étain, nous réussissions à faire fonctionner notre premier émetteur et à faire voyager une vidéo dans les airs (sur dix mètres). Un bout de cuivre avec une caméra pour un signal presque lisible. Succès apparemment suffisant pour organiser une première rencontre, <text:span text:style-name="T2">Benflix (</text:span>DIY Netflix dans la rue de Benfleet), partager ce bricolage et ouvrir le dialogue sur l'idée d'une télévision pirate en 2022. </text:p>
      </text:section>
      <text:section text:style-name="Sect1" text:name="magicdomid5">
        <text:p text:style-name="P2">Afin de préciser ces imaginaires, nous avons poursuivi nos recherches jusqu'à réaliser que la plupart des téléviseurs encore en circulation étaient capables de décrypter ce type de signal analogique hertzien alors que les chaînes avaient déserté ce mode de diffusion depuis plus de quinze ans. Nous avons alors assemblé un deuxième émetteur, plus puissant, connecté à une antenne, perchée sur le toit de notre atelier à Fontenay-sous-Bois. Ce montage nous a permis d’émettre notre première vidéo dans un rayon d’environ 300m : un documentaire réalisé en Palestine en 2001 par Vladimir qui traînait alors dans la cuisine. </text:p>
      </text:section>
      <text:section text:style-name="Sect1" text:name="magicdomid271">
        <text:p text:style-name="P2">Il ne nous manquait plus qu'un flyer avec un nom, un programme, des explications d'usage et nous pourrions lancer notre propre télévision de quartier. </text:p>
      </text:section>
      <text:section text:style-name="Sect1" text:name="magicdomid472">
        <text:p text:style-name="P3"><text:span text:style-name="T1">Pour</text:span> de penser les enjeux de ce projet, nous sommes allés regarder dans l'histoire de la télévision pirate et en particulier celle des des télévisions communales du Venezuela et du celle du mouvement <text:span text:style-name="T3">Telestreet</text:span> en Italie. <text:span text:style-name="T1">Deux récits des années 2000, que nous explorons aujourd’hui, au c</text:span><text:span text:style-name="T4">œur du tournant</text:span><text:span text:style-name="T1"> </text:span>fasciste qui traverse les médias de masse et des institutions en 2026, <text:span text:style-name="T4">pour penser l’état de nos médias autonomes. </text:span></text:p>
      </text:section>
      <text:section text:style-name="Sect1" text:name="magicdomid8">
        <text:p text:style-name="P2"><text:line-break/></text:p>
      </text:section>
      <text:section text:style-name="Sect1" text:name="magicdomid9">
        <text:p text:style-name="P2"><text:line-break/></text:p>
      </text:section>
      <text:section text:style-name="Sect1" text:name="magicdomid10">
        <text:h text:style-name="Heading_20_2" text:outline-level="2"><text:span text:style-name="T5">Tv communal </text:span><text:span text:style-name="T6">:<text:line-break/></text:span><text:span text:style-name="T7">T</text:span><text:span text:style-name="T6">élévision</text:span>s<text:span text:style-name="T6"> populaire</text:span>s<text:span text:style-name="T6"> au Venezuel</text:span>a</text:h>
      </text:section>
      <text:section text:style-name="Sect1" text:name="magicdomid11">
        <text:p text:style-name="P2">Pour comprendre le projet politique des télévisions communales au Venezuela, il est important de revenir sur la tentative de coup d’État contre Hugo Chávez en 2002, et sur le rôle décisif qu’y ont joué les médias privés.</text:p>
      </text:section>
      <text:section text:style-name="Sect1" text:name="magicdomid12">
        <text:p text:style-name="P2">Après l’arrivée au pouvoir de Chávez et l’annonce de réformes structurelles, notamment le renforcement du contrôle de l’État sur l’industrie pétrolière, une partie des élites économiques et politiques engage une stratégie ouverte de déstabilisation. Leur discours est largement relayé par les chaînes de télévision privées, qui adoptent une ligne éditoriale ouvertement hostile au gouvernement, proche de la bourgeoisie vénézuélienne et des intérêts des États-Unis. </text:p>
      </text:section>
      <text:section text:style-name="Sect1" text:name="magicdomid13">
        <text:p text:style-name="P2"><text:line-break/></text:p>
      </text:section>
      <text:section text:style-name="Sect1" text:name="magicdomid14">
        <text:p text:style-name="P4">Le 11 avril 2002, Pedro Carmona, président de la principale organisation patronale du pays, appelle à une manifestation devant le siège de <text:span text:style-name="T3">PDVSA</text:span> (la compagnie pétrolière nationale). Dans le même<text:change-start text:change-id="ct764967616"/>Jean-noël LafargueJean-noël LafargueJean-noël Lafargue<text:change-end text:change-id="ct764967616"/> temps, une mobilisation de soutien à Chavez se tient devant le palais présidentiel. Carlos Ortega, dirigeant de la <text:span text:style-name="T3">CTV</text:span> (syndicat historiquement aligné avec les intérêts du patronat) exhorte alors les manifestant<text:change-start text:change-id="ct764967328"/>⋅es<text:change-end text:change-id="ct764967328"/><text:change text:change-id="ct765000048"/> à marcher vers les chavistes, augmentant le risque d’affrontements. Des coups de feu éclatent dans les rues de Caracas, faisant plusieurs morts. Une image circule en boucle sur les chaînes privées : trois militant<text:change-start text:change-id="ct764998896"/>⋅e<text:change-end text:change-id="ct764998896"/>s pro-Chavez tirent au revolver. Les médias affirment qu’ils visent la foule alors que des images filmées sous un autre angle montrent qu’ils tirent dans une rue vide, probablement en <text:soft-page-break/>direction de tireurs embusqués. Cette version ne sera jamais relayée par les chaînes privées, qui accusent Chavez d’ordonner la répression.</text:p>
      </text:section>
      <text:section text:style-name="Sect1" text:name="magicdomid15">
        <text:p text:style-name="P2">Dans la soirée, les médias privés relaient les appels de l'opposition à la capture de Chávez , ce qui amène un secteur dissident de l’armée à couper le signal de <text:span text:style-name="T3">Canal 8</text:span> (la chaîne de télévision publique) et un autre à encercler le palais présidentiel confinant ainsi complètement le gouvernement de sa population.</text:p>
      </text:section>
      <text:section text:style-name="Sect1" text:name="magicdomid16">
        <text:p text:style-name="P2">Dans la nuit, sous la menace d’un assaut, Chávez se rend afin d’éviter un bain de sang, sans signer de lettre de démission. Un gouvernement intérimaire, dirigé par Pedro Carmona, est proclamé sans base constitutionnelle et immédiatement célébré par les médias privés, qui excluent toute voix chaviste de leurs antennes.</text:p>
      </text:section>
      <text:section text:style-name="Sect1" text:name="magicdomid17">
        <text:p text:style-name="P2">Quelques jours plus tard, grâce à une mobilisation massive de la population et au soutien de secteurs de l’armée restés loyaux, le président est rétabli dans ses fonctions.</text:p>
      </text:section>
      <text:section text:style-name="Sect1" text:name="magicdomid18">
        <text:p text:style-name="P2"/>
        <text:p text:style-name="P2">Cet épisode marque durablement la réflexion sur la gouvernance des médias. Le gouvernement Chávez décide alors d'aligner sa politique médiatique sur un mouvement antérieur : Les télévisions communales. </text:p>
      </text:section>
      <text:section text:style-name="Sect1" text:name="magicdomid20">
        <text:p text:style-name="P2"><text:line-break/>Les télévisions communales sont issues de collectifs de vidéastes et d’associations d’éducation populaire qui, dès les années 1990, documentent la vie des quartiers populaires de Caracas à Maracay . Leur objectif n’est pas seulement de donner la parole aux classes populaires, mais de leur permettre de produire elles-mêmes leurs images, leurs récits et leurs analyses.</text:p>
      </text:section>
      <text:section text:style-name="Sect1" text:name="magicdomid22">
        <text:p text:style-name="P2">Ces collectifs défendent une organisation marxiste de la communication : les personnes qui produisent sont aussi celles qui décident, diffusent et consomment. La télévision n’est plus un média vertical, mais un outil collectif au service de l’organisation populaire.</text:p>
      </text:section>
      <text:section text:style-name="Sect1" text:name="magicdomid23">
        <text:p text:style-name="P2">La production repose sur des équipes communautaires formées localement. Les habitant·es apprennent à manier les caméras, à écrire, filmer, monter, mais aussi à réfléchir collectivement aux sujets traités. Les reportages s'intéressent aux luttes paysannes contre les projets industriels, aux grèves d’ouvrières du textile, aux expériences d’autogestion, aux ateliers d’autodéfense féministe, à la vie quotidienne des communes, à tout ce qui, dans le quotidien d'une commune, peut témoigner d'un processus révolutionnaire actif. Les images sont produites avec et pour les habitant·es concerné·es, et non plus pour un public exclusivement consommateur. </text:p>
      </text:section>
      <text:section text:style-name="Sect1" text:name="magicdomid24">
        <text:p text:style-name="P2">La diffusion se fait d’abord localement. Les productions sont projetées directement dans les quartiers : une télévision branchée dans la rue, un mur transformé en écran, un moment collectif où l’on regarde, discute et débat ensemble.</text:p>
      </text:section>
      <text:section text:style-name="Sect1" text:name="magicdomid25">
        <text:p text:style-name="P2">Progressivement, certains collectifs (comme <text:span text:style-name="T3">Catia TV</text:span> à Caracas ou <text:span text:style-name="T3">Teletambores</text:span> à Maracay) se lancent dans la diffusion hertzienne. Avec l’aide de radios communautaires et parfois de collectifs de radios pirates, ils bricolent des émetteurs artisanaux, installés sur les toits des maisons ou des centres communautaires. Ces dispositifs permettent de diffuser sur quelques centaines de mètres, parfois quelques kilomètres. Le savoir technique (montage des antennes, réglage des fréquences, maintenance des émetteurs) comme les différentes production audiovisuelles circulent de collectif en collectif, créant ainsi un réseau de télévisions communautaires.</text:p>
      </text:section>
      <text:section text:style-name="Sect1" text:name="magicdomid26">
        <text:p text:style-name="P2"><text:line-break/>Cette maîtrise technique de la diffusion est centrale : elle permet aux communes de ne pas dépendre des infrastructures privées et de s’approprier l’ensemble de la chaîne de production médiatique. Produire les images ne suffit pas, il faut aussi maîtriser leur diffusion. L’organisation rhizomatique oblige toute tentative de déstabilisation impérialiste ou bourgeoise à intervenir localement, quartier par quartier. </text:p>
      </text:section>
      <text:section text:style-name="Sect1" text:name="magicdomid28">
        <text:p text:style-name="P2"><text:line-break/></text:p>
      </text:section>
      <text:section text:style-name="Sect1" text:name="magicdomid29">
        <text:p text:style-name="P2">L’ancrage territorial est un élément fondamental de ces télévisions. Les studios ne sont pas des lieux fermés : ce sont des points de rencontre physiques, des espaces ouverts où l’on vient proposer des idées, se former, discuter, débattre. La télévision devient à la fois un média, un centre culturel et un <text:soft-page-break/>lieu d’organisation politique. Elle favorise les échanges de savoirs, les rencontres intergénérationnelles et la circulation des luttes entre différents secteurs sociaux.</text:p>
      </text:section>
      <text:section text:style-name="Sect1" text:name="magicdomid30">
        <text:p text:style-name="P2"><text:line-break/></text:p>
      </text:section>
      <text:section text:style-name="Sect1" text:name="magicdomid31">
        <text:p text:style-name="P2">Pour le gouvernement Chávez, soutenir les télévisions communales permet de s’appuyer sur des acteurs disposant d’une légitimité populaire forte, souvent supérieure à celle de la télévision d’État. Plutôt que d’interdire les chaînes privées (ce qui aurait entraîné une condamnation internationale) le gouvernement choisit de promouvoir un cadre légal favorable aux tv communales. La constitution de 1999 reconnaît le droit à la communication et à l’accès au spectre hertzien, et des lois ultérieures facilitent la reconnaissance officielle des médias communautaires. Parallèlement, l’État soutient la création de nouvelles chaînes publiques inspirées du modèle communal, comme <text:span text:style-name="T3">Vive TV</text:span>, et finance des formations à la production audiovisuelle populaire. Ces dispositifs visent à documenter les réquisitions d’usines, les expériences d’autogestion, les transformations sociales concrètes portées par le processus bolivarien. </text:p>
      </text:section>
      <text:section text:style-name="Sect1" text:name="magicdomid32">
        <text:p text:style-name="P2"><text:line-break/></text:p>
      </text:section>
      <text:section text:style-name="Sect1" text:name="magicdomid33">
        <text:h text:style-name="Heading_20_2" text:outline-level="2">Telestreet :<text:line-break/><text:span text:style-name="T8">T</text:span>élévisions de quartier <text:span text:style-name="T8">en Italie</text:span></text:h>
      </text:section>
      <text:section text:style-name="Sect1" text:name="magicdomid34">
        <text:p text:style-name="P2">Pendant ce temps là, de l'autre côté de l'Atlantique, l'Italie est gouvernée par l'homme d'affaires Silvio Berlusconi qui possède la moitié du paysage médiatique avec son entreprise Mediaset, l'un des deux plus grands groupes. Sa richesse, sa position politique et sa mainmise sur les médias concentrent entre les mains de Berlusconi  plus de pouvoir qu'il n'en a jamais été donné à un seul autre homme dans une démocratie occidentale. </text:p>
      </text:section>
      <text:section text:style-name="Sect1" text:name="magicdomid475">
        <text:p text:style-name="P2">La télévision répond alors davantage à l'agenda ultralibéral de l'homme aux dents parfaites, qu'aux besoins informationnels des Italiens. </text:p>
      </text:section>
      <text:section text:style-name="Sect1" text:name="magicdomid36">
        <text:p text:style-name="P2">C'est en riposte à ce monopole qu'un groupe d'activistes décide en 2002 de créer un réseau national de télévision pirate. </text:p>
      </text:section>
      <text:section text:style-name="Sect1" text:name="magicdomid37">
        <text:p text:style-name="P2"><text:line-break/></text:p>
      </text:section>
      <text:section text:style-name="Sect1" text:name="magicdomid38">
        <text:p text:style-name="P2">A cette époque, la télévision numérique n'est pas encore démocratisée et la télévision satellite peu accessible, la plupart des foyers italiens reçoivent l'image sur leur poste via des ondes émises par des émetteurs installés dans la ville. Il arrive alors que des bâtiments ou des collines fassent obstacle à la diffusion du signal d'une chaîne de télévision et créent des zones grises où cette chaîne n'est pas recevable. On appelle ça un cône d'ombre.</text:p>
      </text:section>
      <text:section text:style-name="Sect1" text:name="magicdomid39">
        <text:p text:style-name="P2"><text:line-break/></text:p>
      </text:section>
      <text:section text:style-name="Sect1" text:name="magicdomid477">
        <text:p text:style-name="P2">C'est le cas à Bologne, au croisement de la via Rialto et de la via Orfeo, où l'équipe de<text:span text:style-name="T3"> OrfeoTV</text:span> installe son studio de télévision au milieu d'un espace électromagnétique vacant : un cône d'ombre de la chaine <text:span text:style-name="T3">MTV.</text:span> </text:p>
      </text:section>
      <text:section text:style-name="Sect1" text:name="magicdomid498">
        <text:p text:style-name="P5">Le 21 juin 2002, la chaine diffuse pour la première fois dans le quartier, sur une distance d'environs 150 mètres. L'émission commence par le clip de <text:span text:style-name="T3">Hello I love you</text:span> de <text:span text:style-name="T3">The Stupid Set</text:span> sur lequel se superpose la voix de Vittorio Vitali annonçant la création d'une nouvelle forme de média : une télévision ultra-locale et participative pour reprendre le contrôle de l'information. L'image laisse place à une série d’entretiens avec des passants autour de l'idée d'une télévision de quartier, puis la présentation du programme <text:span text:style-name="T3">Il Giardino delle Fragole</text:span>, un espace de diffusion pour les jeunes cinéastes. Pour clôturer le programme, <text:span text:style-name="T3">OrfeoTV</text:span> diffuse un reportage sur les jardins du quartier, oasis de verdure menacé par un projet de construction de parking<text:note text:id="ftn1" text:note-class="footnote"><text:note-citation>1</text:note-citation><text:note-body><text:p text:style-name="Footnote">Emanuelli, Massimo. « Orfeo Tv ». <text:span text:style-name="T9">2019</text:span></text:p></text:note-body></text:note>.<text:line-break/></text:p>
      </text:section>
      <text:section text:style-name="Sect1" text:name="magicdomid42">
        <text:p text:style-name="P2"><text:soft-page-break/>Ces images contrastent avec ce qui apparaît habituellement à l'écran. On retrouve le grain des caméras amateurs, des jeux de montage expérimentaux et des programmes bricolés avec peu de moyens, par de jeunes professionnels de l'audiovisuel, des habitants du quartier, des artistes et des activistes. </text:p>
      </text:section>
      <text:section text:style-name="Sect1" text:name="magicdomid43">
        <text:p text:style-name="P2"><text:line-break/></text:p>
      </text:section>
      <text:section text:style-name="Sect1" text:name="magicdomid44">
        <text:p text:style-name="P2">Dans la foulée, <text:span text:style-name="T3">OrfeoTV</text:span> lance un appel sur Internet, invitant les Italiens à s'organiser pour construire des télévisions de quartier partout dans le pays. A ce moment, la télévision analogique s’apprête à laisser sa place au numérique. Il est alors assez facile de trouver du matériel de réception en seconde main : pour quelques centaines d'euros, on peut trouver un modulateur et un amplificateur à bricoler pour construire une antenne et occuper des espaces électromagnétiques libres. L'appel d'<text:span text:style-name="T3">OrfeoTV</text:span> pose comme principes fondamentaux : l'émission à faible puissance (pour une diffusion géographiquement limitée à l'audience du quartier), le traitement de sujets relatifs à la vie locale et la participation des habitants à la programmation et à la production. </text:p>
      </text:section>
      <text:section text:style-name="Sect1" text:name="magicdomid45">
        <text:p text:style-name="P2"><text:line-break/>En réponse à cet appel, des dizaines de télévisions de rue se constituent dans tout le Pays : C'est le début du mouvement <text:span text:style-name="T3">Telestreet</text:span>. Dans les années qui suivent, ce sont à peu près 150 chaînes de télévision pirate qui apparaissent sur le réseau <text:span text:style-name="T3">Telestreet</text:span>, partout dans le pays. Elles émanent de groupes autogérés créés pour l'occasion mais aussi d'associations existantes ou de groupes étudiants. Elles suivent chacune les principes du mouvement mais leur situation géographique et sociale teinte les contenus produits. A Naples, <text:span text:style-name="T3">InsuTV</text:span> diffuse des documentaires et des reportages à propos des dynamiques sociales sur place. Dans la ville balnéaire de Senigallia, le programme de <text:span text:style-name="T3">DiscoVolante</text:span> TV est construit par un groupe de personnes handicapées et traite des questions locales à travers leur prisme tandis qu'à Florence Gli Anelli <text:span text:style-name="T3">MancantiTV</text:span> diffuse dans la zone de la Piazza Santa Maria et informe sur les politiques migratoires et les conditions de vie des sans papiers. </text:p>
      </text:section>
      <text:section text:style-name="Sect1" text:name="magicdomid47">
        <text:p text:style-name="P2"><text:line-break/>Au fil des années, la précarité financière et légale des <text:span text:style-name="T3">Telestreets</text:span> commencera à peser sur ses acteur·ices. Certaines télévisions de quartier chercheront alors à régulariser leur activité, sans succès. Le mouvement ne parviendra donc pas à pérenniser son impact sur le paysage médiatique et la plupart des chaînes arrêteront leur activité à l'aube des années 2010. Telestreet aura cependant participé à la construction d'une approche participative de la télévision que l'on retrouve aujourd'hui dans l'ADN de certains médias comme <text:span text:style-name="T3">Primitivi</text:span> à Marseille ou <text:span text:style-name="T3">ZinTV</text:span> à Bruxelles. </text:p>
      </text:section>
      <text:section text:style-name="Sect1" text:name="magicdomid49">
        <text:p text:style-name="P2"><text:line-break/></text:p>
      </text:section>
      <text:section text:style-name="Sect1" text:name="magicdomid50">
        <text:p text:style-name="P6"><text:line-break/></text:p>
      </text:section>
      <text:section text:style-name="Sect1" text:name="magicdomid51">
        <text:h text:style-name="P7" text:outline-level="3" text:is-list-header="true"><text:span text:style-name="T8">La </text:span>Politisation des quartiers </text:h>
      </text:section>
      <text:section text:style-name="Sect1" text:name="magicdomid52">
        <text:p text:style-name="P2">Ces deux mouvements nous racontent un renversement dans le rapport vertical que les médias de la radio et de la télévision entretiennent avec leur audience. Dans ces télévisions communautaires, le contenu n'est pas produit par une élite experte en direction d'un·e spectateur·ice passif·ve. La télévision est construite par et pour des habitant·es  amateur<text:change-start text:change-id="ct765660288"/>⋅ice<text:change-end text:change-id="ct765660288"/>s. Il ne s'agit pas là que d'un principe déontologique, l'audience limitée et la nécessité du bénévolat font de la participation citoyenne une condition même de l'existence des télévisions de quartier.<text:note text:id="ftn2" text:note-class="footnote"><text:note-citation>2</text:note-citation><text:note-body><text:p text:style-name="Footnote">Paola, Seda. « Pratiques de l’Internet et protestation en Italie : le paradoxe de participation ».</text:p></text:note-body></text:note></text:p>
      </text:section>
      <text:section text:style-name="Sect1" text:name="magicdomid53">
        <text:p text:style-name="P2">La distinction entre les spectateur·ices et les producteur·ices est abandonnée au point où l'intérêt de la création de contenus est davantage de faire ensemble, d'explorer et d'éprouver les questions publiques et de se regarder évoluer que de réellement communiquer à des téléspectateur·ices extérieur·es et de chercher à les convaincre. La production d'un programme ou d'une vidéo devient une sorte de prétexte au débat public et à l'éducation populaire, articulée dans la forme d'un reportage ou d'une chronique. Le caractère émancipateur de la télévision communale réside alors dans cette opportunité de se raconter soi-même, de s'auto-déterminer.  </text:p>
      </text:section>
      <text:section text:style-name="Sect1" text:name="magicdomid54">
        <text:p text:style-name="P2"><text:soft-page-break/><text:line-break/></text:p>
      </text:section>
      <text:section text:style-name="Sect1" text:name="magicdomid570">
        <text:h text:style-name="Heading_20_3" text:outline-level="3"><text:span text:style-name="T8">Une t</text:span><text:span text:style-name="T4">é</text:span>l<text:span text:style-name="T4">é</text:span>vision rhi<text:change-start text:change-id="ct765033216"/>z<text:change-end text:change-id="ct765033216"/><text:change text:change-id="ct704260784"/>omatique</text:h>
      </text:section>
      <text:section text:style-name="Sect1" text:name="magicdomid56">
        <text:p text:style-name="P6"><text:span text:style-name="T4">L</text:span>e renversement ne s'opère pas seulement dans la reconfiguration des rôles émetteur-récepteur. Les télévisions de quartier transforment le modèle médiatique dit <text:span text:style-name="T3">one-to-many</text:span><text:span text:style-name="T10"> </text:span><text:span text:style-name="T10"><text:note text:id="ftn3" text:note-class="footnote"><text:note-citation>3</text:note-citation><text:note-body><text:p text:style-name="P8">Un vers plusieurs<text:span text:style-name="T10">, soit un producteur et émetteur de contenu vers une masse spectatrice. </text:span></text:p></text:note-body></text:note></text:span><text:span text:style-name="T4">de</text:span> la télévision traditionnelle en un réseau décentralisé d'instances indépendantes et solidaires. Le site web <text:span text:style-name="T3">Telestreet.it</text:span> agit comme une plateforme de mise en relation des différentes télévisions de quartier italiennes ainsi que comme une base de ressources théoriques et techniques, ainsi qu'une archive. Il en va de même pour les TV communales au Venezuela qui partagent des films et vidéos d'une télévision à l'autre. La mise en réseau de petites télévisions via des outils et des principes communs permet un mouvement robuste de lutte contre l'instrumentalisation des médias tout en représentant justement la réalité sociale de territoires divers. </text:p>
      </text:section>
      <text:section text:style-name="Sect1" text:name="magicdomid57">
        <text:p text:style-name="P2"><text:line-break/></text:p>
      </text:section>
      <text:section text:style-name="Sect1" text:name="magicdomid575">
        <text:h text:style-name="Heading_20_3" text:outline-level="3">Innovation non-linéaire</text:h>
      </text:section>
      <text:section text:style-name="Sect1" text:name="magicdomid625">
        <text:p text:style-name="P2">En assemblant des technologies anciennes (télévision analogique) et récentes (Internet), les télévisions communautaires construisent des organisations sociales et techniques qui répondent aux besoins de la population. Cette approche remet en question l'idée dominante du progrès selon laquelle la technologie la plus récente est celle qui répondra le mieux aux besoins de ses usagers aujourd'hui. Si l'innovation des télévisions de quartier n'est pas performante d'un point de vue industriel, elle l'est sur le plan humain. Les limites techniques imposées par la télévision hertzienne permettent la création d'espaces protégés, intimes<text:note text:id="ftn4" text:note-class="footnote"><text:note-citation>4</text:note-citation><text:note-body><text:p text:style-name="Footnote">Mann, Larisa Kingston. « Sonic Publics| Booming at the Margins: Ethnic Radio, Intimacy, and Nonlinear Innovation in Media ». International Journal of Communication 13 (janvier 2019): 19‑19.</text:p></text:note-body></text:note>, situés et collectifs d'expérience de la chose publique. Ces contraintes induisent une réorganisation sociale du fonctionnement de la télévision, de la production à la diffusion qui, au final, confère davantage de pouvoir aux habitants. </text:p>
      </text:section>
      <text:section text:style-name="Sect1" text:name="magicdomid61">
        <text:p text:style-name="P2">L'enthousiasme de Telestreet à utiliser Internet montre qu'il ne s'agit pas là d'un revival nostalgique. Les configurations de technologiques des télévisions communales répondent au besoin des milieux qu'ils investissent : La technologie doit être accessible financièrement, peu complexe et familière pour permettre l'appropriation amateure et le détournement et peu performante pour rester locales. Mais ses opérateurs ne snobent pas pour autant l'Internet, qui matérialise (encore) en 2000, les modes d'organisation horizontaux et décentralisés déployés dans les actions de participation citoyenne. </text:p>
      </text:section>
      <text:section text:style-name="Sect1" text:name="magicdomid62">
        <text:p text:style-name="P2">D'un point de vue esthétique, la pratique expressive de la télévision de quartier, marquée par son amateurisme et la pluralité de ses participant<text:change-start text:change-id="ct779414768"/>⋅e<text:change-end text:change-id="ct779414768"/>s voit émerger une diversité de sujets et de formes qui marque la rupture avec la télévision traditionnelle standardisée sans qu'il s'agisse d'un retour aux formes télévisuelles des années 80.</text:p>
      </text:section>
      <text:section text:style-name="Sect1" text:name="magicdomid1181">
        <text:p text:style-name="P2"><text:line-break/></text:p>
      </text:section>
      <text:section text:style-name="Sect1" text:name="magicdomid2333">
        <text:h text:style-name="Heading_20_3" text:outline-level="3"><text:span text:style-name="T8">Des m</text:span>édias autonomes en 2026</text:h>
      </text:section>
      <text:section text:style-name="Sect1" text:name="magicdomid1747">
        <text:p text:style-name="P2">Bien que les pratiques militantes aient massivement investi les réseaux sociaux, il nous semble intéressant de réfléchir collectivement à nos canaux de diffusion, nos manières de produire l'information mais aussi  de la diffuser et de la recevoir. Si les réseaux sociaux semblent ouvrir les portes à un militantisme populaire ils sont aussi critiqués pour leur manière de créer un rapport de consommation au militantisme. Ces contenus constituent la matière première sans laquelle <text:span text:style-name="T3">Meta</text:span> ou <text:span text:style-name="T3">TikTok</text:span> ne sauraient assoir leur pouvoir. Si ces outils ont participé à une sensibilisation politique massive et à la diffusion de positions exclues par les médias mainstream, il est important de se <text:soft-page-break/>questionner sur le caractère paralysant et individualisant des plateformes qui les accueillent ainsi que sur leur capacité à étanchéifier les communautés. </text:p>
      </text:section>
      <text:section text:style-name="Sect1" text:name="magicdomid3477">
        <text:p text:style-name="P2">Les <text:span text:style-name="T3">Telestreet</text:span> et les TV communales proposent d'engager la population autant dans le processus d'information que dans celui de transformation de la société. En faisant du quartier ou de la commune leur question principale, elles provoquent des collisions multiculturelles et intergénérationnelles et redonnent du sens à l'exercice de la politique. Toutefois la pertinence d'une télévision pirate en 2026 reste à prouver, par l'expérience<text:note text:id="ftn5" text:note-class="footnote"><text:note-citation>5</text:note-citation><text:note-body><text:p text:style-name="Footnote">!Mediangruppe Bitnik <text:s/>- <text:span text:style-name="T11">Your own private pirate station – Making P2P Television </text:span>https://osvideo.constantvzw.org/wp-content/uploads/ptv_zine_constant_081120.pdf</text:p></text:note-body></text:note></text:p>
      </text:section>
      <text:section text:style-name="Sect1" text:name="magicdomid2492">
        <text:p text:style-name="P2"><text:line-break/></text:p>
      </text:section>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h text:style-name="Heading_20_2" text:outline-level="2">Bibliographie : </text:h>
      <text:p text:style-name="P9"/>
      <text:p text:style-name="P9">Ardizzoni, Michela. « Neighborhood Television Channels in Italy: The Case of Telestreet ». <text:span text:style-name="T2">Beyond Monopoly: Globalization and Contemporary Italian Media</text:span>, s. d. Consulté le 16 février 2026. <text:a xlink:type="simple" xlink:href="https://www.academia.edu/12264482/Neighborhood_Television_Channels_in_Italy_The_Case_of_Telestreet" text:style-name="Internet_20_link" text:visited-style-name="Visited_20_Internet_20_Link">https://www.academia.edu/12264482/Neighborhood_Television_Channels_in_Italy_The_Case_of_Telestreet</text:a>.</text:p>
      <text:p text:style-name="P10">« Déconstruire la télévision; le projet des télévisions alternatives en France - @rchiveSIC ». Consulté le 16 février 2026. <text:a xlink:type="simple" xlink:href="https://archivesic.ccsd.cnrs.fr/sic_00000684v1" text:style-name="Internet_20_link" text:visited-style-name="Visited_20_Internet_20_Link">https://archivesic.ccsd.cnrs.fr/sic_00000684v1</text:a>.</text:p>
      <text:p text:style-name="P10"><text:span text:style-name="T9">Paola, Seda. </text:span>Démocratie &amp; participation - Groupement d’Intérêt Scientifique. « Pratiques de l’Internet et protestation en Italie : le paradoxe de participation ». Consulté le 16 février 2026. <text:a xlink:type="simple" xlink:href="https://www.participation-et-democratie.fr/pratiques-de-l-internet-et-protestation-en-italie-le-paradoxe-de-participation" text:style-name="Internet_20_link" text:visited-style-name="Visited_20_Internet_20_Link">https://www.participation-et-democratie.fr/pratiques-de-l-internet-et-protestation-en-italie-le-paradoxe-de-participation</text:a>.</text:p>
      <text:p text:style-name="P10">Emanuelli, Massimo. « Orfeo Tv ». <text:span text:style-name="T2">MASSIMO EMANUELLI</text:span>, 31 juillet 2019. <text:a xlink:type="simple" xlink:href="https://massimoemanuelli.com/2019/07/31/orfeo-tv/" text:style-name="Internet_20_link" text:visited-style-name="Visited_20_Internet_20_Link">https://massimoemanuelli.com/2019/07/31/orfeo-tv/</text:a>.</text:p>
      <text:p text:style-name="P11"><text:span text:style-name="T2">HackCurio: Decoding the Cultures of Hacking</text:span>. s. d. Consulté le <text:span text:style-name="T1">3</text:span> <text:span text:style-name="T1">janvier</text:span> 2026. <text:a xlink:type="simple" xlink:href="https://hackcur.io/telestreet-pirates-of-the-airwaves/" text:style-name="Internet_20_link" text:visited-style-name="Visited_20_Internet_20_Link">https://hackcur.io/telestreet-pirates-of-the-airwaves/</text:a>.</text:p>
      <text:p text:style-name="P11">« HackCurio: Decoding the Cultures of Hacking ». Consulté le <text:span text:style-name="T1">8</text:span> <text:span text:style-name="T1">janvier</text:span> 2026. <text:a xlink:type="simple" xlink:href="https://hackcur.io/telestreet-pirates-of-the-airwaves/" text:style-name="Internet_20_link" text:visited-style-name="Visited_20_Internet_20_Link">https://hackcur.io/telestreet-pirates-of-the-airwaves/</text:a>.</text:p>
      <text:p text:style-name="P10">Mann, Larisa Kingston. « Sonic Publics| Booming at the Margins: Ethnic Radio, Intimacy, and Nonlinear Innovation in Media ». <text:span text:style-name="T2">International Journal of Communication</text:span> 13 (janvier 2019): 19‑19.</text:p>
      <text:p text:style-name="P10">« MediaDemocracy and Telestreet ». Consulté le <text:span text:style-name="T1">23</text:span> <text:span text:style-name="T1">janiver</text:span> 2026. <text:a xlink:type="simple" xlink:href="https://www.ecn.org/aha/English/telestreets.htm" text:style-name="Internet_20_link" text:visited-style-name="Visited_20_Internet_20_Link">https://www.ecn.org/aha/English/telestreets.htm</text:a>.</text:p>
      <text:p text:style-name="P10"><text:span text:style-name="T2">Next 5 Minutes 4 Reader (2003) — Monoskop Log</text:span>. s. d. Consulté le <text:span text:style-name="T1">12</text:span> <text:span text:style-name="T1">janvier</text:span> 2026. <text:a xlink:type="simple" xlink:href="https://monoskop.org/log/?p=204" text:style-name="Internet_20_link" text:visited-style-name="Visited_20_Internet_20_Link">https://monoskop.org/log/?p=204</text:a>.</text:p>
      <text:p text:style-name="P10">Renzi, Alessandra. <text:span text:style-name="T2">Hacked Transmissions: Technology and Connective Activism in Italy</text:span>. University of Minnesota Press, 2020. <text:a xlink:type="simple" xlink:href="https://doi.org/10.5749/j.ctvx5w8qx" text:style-name="Internet_20_link" text:visited-style-name="Visited_20_Internet_20_Link">https://doi.org/10.5749/j.ctvx5w8qx</text:a>.</text:p>
      <text:p text:style-name="P10">« Telestreet: The Italian Media Jacking Movement - Tactical Media Files ». Consulté le 16 février 2026. <text:a xlink:type="simple" xlink:href="http://www.tacticalmediafiles.net/videos/4556/Telestreet_-The-Italian-Media-Jacking-Movement" text:style-name="Internet_20_link" text:visited-style-name="Visited_20_Internet_20_Link">http://www.tacticalmediafiles.net/videos/4556/Telestreet_-The-Italian-Media-Jacking-Movement</text:a>.</text:p>
      <text:p text:style-name="P10">« The revolution WILL be broadcast - at least locally - Tactical Media Files ». Consulté le 16 février 2026. <text:a xlink:type="simple" xlink:href="http://www.tacticalmediafiles.net/classic/articles/3186/The-revolution-WILL-be-broadcast-_-at-least-locally" text:style-name="Internet_20_link" text:visited-style-name="Visited_20_Internet_20_Link">http://www.tacticalmediafiles.net/classic/articles/3186/The-revolution-WILL-be-broadcast-_-at-least-locally</text:a>.</text:p>
      <text:p text:style-name="P12">« What is Mini FM? » Consulté le <text:span text:style-name="T1">12</text:span> <text:span text:style-name="T1">janvier</text:span> 2026. <text:a xlink:type="simple" xlink:href="http://anarchy.k2.tku.ac.jp/radio/micro/what_is_minifm/index.html" text:style-name="Internet_20_link" text:visited-style-name="Visited_20_Internet_20_Link">http://anarchy.k2.tku.ac.jp/radio/micro/what_is_minifm/index.html</text:a>.</text:p>
      <text:p text:style-name="P9"/>
      <text:p text:style-name="P9"><text:soft-page-break/></text:p>
      <text:p text:style-name="P9"/>
      <text:p text:style-name="P9"/>
      <text:p text:style-name="P9"/>
      <text:p text:style-name="P9"/>
      <text:p text:style-name="P9"/>
      <text:h text:style-name="Heading_20_2" text:outline-level="2">Images : </text:h>
      <text:p text:style-name="P13"><text:line-break/>Les images sont dans le dossier parent de ce document<text:line-break/>Il s’agit d’images issues de notre expérience de construction d’une télévision pirate, elle n’ont pas de place particulière dans le récit donc <text:span text:style-name="T12">peuvent être disposées n’importe ou <text:line-break/><text:line-break/></text:span><text:span text:style-name="T13">les legendes de ces images : </text:span></text:p>
      <text:p text:style-name="P14"/>
      <text:p text:style-name="P15">Image de l’antenne : Antenne <text:s/>et émetteur sur un pylône en bois, installé au dernier étage du bâtiment Voix Machine, à Fontenay S/ Bois. 2025</text:p>
      <text:p text:style-name="P15"/>
      <text:p text:style-name="P15">Image du spectateur : Réception de la première emission de OTVC. </text:p>
      <text:p text:style-name="P15"/>
      <text:p text:style-name="P15">Les deux autres images ne sont pas essentielles, elle peuvent être ajoutées selon les besoins du ou de la graphiste.<text:line-break/><text:line-break/>Zoom de l’antenne : Antenne « Loop », construite pour emettre sur la fréquance 471.25 Mhz, la chaine 21. </text:p>
      <text:p text:style-name="P15"/>
      <text:p text:style-name="P15">Zoom de l’emetteur : Emetteur constitué d’un modulateur et d’un amplificateur achetés sur leboncoin.fr. Cables rca et coaxiaux. </text:p>
      <text:p text:style-name="P16"/>
      <text:h text:style-name="Heading_20_3" text:outline-level="3">Bio :</text:h>
      <text:p text:style-name="P17">Le Outdoor Computer Club est un collectif qui explore des manières de démystifier et de se réapproprier collectivement les technologies de réseau et de l'information. Le OCC crée des espaces de bricolage et de réflexion collectifs ainsi que des interventions dans l’espace public.</text:p>
      <text:p text:style-name="P17"/>
      <text:p text:style-name="P17"/>
      <text:p text:style-name="P17"/>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22:19:23.941114100</meta:creation-date>
    <dc:date>2026-02-18T10:50:42.839946842</dc:date>
    <meta:editing-duration>PT1H12M4S</meta:editing-duration>
    <meta:editing-cycles>6</meta:editing-cycles>
    <meta:generator>Collabora_Office/25.04.2.2$Linux_X86_64 LibreOffice_project/b678ed74695d64e638db9eb734e86703ad84516d</meta:generator>
    <meta:print-date>2026-02-17T00:10:59.032669400</meta:print-date>
    <meta:printed-by>Fichiers PDF</meta:printed-by>
    <meta:document-statistic meta:table-count="0" meta:image-count="0" meta:object-count="0" meta:page-count="8" meta:paragraph-count="86" meta:word-count="3257" meta:character-count="22492" meta:non-whitespace-character-count="19244"/>
  </office:meta>
</office:document-meta>
</file>